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OpenSymbol" svg:font-family="OpenSymbol"/>
    <style:font-face style:name="Arial1" svg:font-family="Arial" style:font-family-generic="roman"/>
    <style:font-face style:name="Arial3" svg:font-family="Arial" style:font-family-generic="system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L-Heading">
      <style:text-properties officeooo:paragraph-rsid="000dde11"/>
    </style:style>
    <style:style style:name="P2" style:family="paragraph" style:parent-style-name="PL-Heading">
      <style:text-properties officeooo:paragraph-rsid="000f0cf2"/>
    </style:style>
    <style:style style:name="P3" style:family="paragraph" style:parent-style-name="PL-Paragraph">
      <style:text-properties fo:font-weight="bold" style:font-weight-asian="bold" style:font-weight-complex="bold"/>
    </style:style>
    <style:style style:name="P4" style:family="paragraph" style:parent-style-name="PL-Paragraph">
      <style:text-properties fo:font-weight="bold" officeooo:paragraph-rsid="000ee28a" style:font-weight-asian="bold" style:font-weight-complex="bold"/>
    </style:style>
    <style:style style:name="P5" style:family="paragraph" style:parent-style-name="PL-Paragraph">
      <style:text-properties officeooo:paragraph-rsid="000c754b"/>
    </style:style>
    <style:style style:name="P6" style:family="paragraph" style:parent-style-name="PL-Paragraph">
      <style:text-properties officeooo:paragraph-rsid="000ee28a"/>
    </style:style>
    <style:style style:name="P7" style:family="paragraph" style:parent-style-name="PL-Paragraph">
      <style:text-properties officeooo:paragraph-rsid="0011aadb"/>
    </style:style>
    <style:style style:name="P8" style:family="paragraph" style:parent-style-name="PL-Paragraph">
      <style:text-properties officeooo:paragraph-rsid="00140e3e"/>
    </style:style>
    <style:style style:name="P9" style:family="paragraph" style:parent-style-name="PL-Paragraph">
      <style:text-properties officeooo:paragraph-rsid="00155a2b"/>
    </style:style>
    <style:style style:name="P10" style:family="paragraph" style:parent-style-name="PL-Paragraph">
      <style:text-properties officeooo:paragraph-rsid="0017d6da"/>
    </style:style>
    <style:style style:name="P11" style:family="paragraph" style:parent-style-name="PL-Paragraph" style:list-style-name="L1"/>
    <style:style style:name="P12" style:family="paragraph" style:parent-style-name="PL-Paragraph">
      <style:text-properties officeooo:paragraph-rsid="00205704"/>
    </style:style>
    <style:style style:name="P13" style:family="paragraph" style:parent-style-name="PL-Paragraph">
      <style:text-properties officeooo:paragraph-rsid="0026a54c"/>
    </style:style>
    <style:style style:name="P14" style:family="paragraph" style:parent-style-name="PL-Paragraph">
      <style:text-properties officeooo:paragraph-rsid="002941c5"/>
    </style:style>
    <style:style style:name="P15" style:family="paragraph" style:parent-style-name="PL-Paragraph">
      <style:text-properties officeooo:paragraph-rsid="002b1bec"/>
    </style:style>
    <style:style style:name="P16" style:family="paragraph" style:parent-style-name="PL-Paragraph">
      <style:text-properties officeooo:paragraph-rsid="002c2847"/>
    </style:style>
    <style:style style:name="P17" style:family="paragraph" style:parent-style-name="PL-Paragraph">
      <style:text-properties officeooo:paragraph-rsid="0031bea4"/>
    </style:style>
    <style:style style:name="P18" style:family="paragraph" style:parent-style-name="PL-Paragraph">
      <style:text-properties officeooo:paragraph-rsid="00358249"/>
    </style:style>
    <style:style style:name="P19" style:family="paragraph" style:parent-style-name="PL-Paragraph">
      <style:text-properties officeooo:paragraph-rsid="0035fc20"/>
    </style:style>
    <style:style style:name="P20" style:family="paragraph" style:parent-style-name="PL-SubHeading">
      <style:text-properties officeooo:paragraph-rsid="000dde11"/>
    </style:style>
    <style:style style:name="T1" style:family="text">
      <style:text-properties fo:font-style="normal" officeooo:rsid="000dc2cd" style:font-style-asian="normal" style:font-style-complex="normal"/>
    </style:style>
    <style:style style:name="T2" style:family="text">
      <style:text-properties fo:font-style="normal" officeooo:rsid="000d92e4" style:font-style-asian="normal" style:font-style-complex="normal"/>
    </style:style>
    <style:style style:name="T3" style:family="text">
      <style:text-properties fo:font-style="normal" officeooo:rsid="00138ac0" style:font-style-asian="normal" style:font-style-complex="normal"/>
    </style:style>
    <style:style style:name="T4" style:family="text">
      <style:text-properties fo:font-style="normal" officeooo:rsid="00164838" style:font-style-asian="normal" style:font-style-complex="normal"/>
    </style:style>
    <style:style style:name="T5" style:family="text">
      <style:text-properties fo:font-style="normal" officeooo:rsid="001d7396" style:font-style-asian="normal" style:font-style-complex="normal"/>
    </style:style>
    <style:style style:name="T6" style:family="text">
      <style:text-properties fo:font-style="normal" officeooo:rsid="002ff05f" style:font-style-asian="normal" style:font-style-complex="normal"/>
    </style:style>
    <style:style style:name="T7" style:family="text">
      <style:text-properties fo:font-style="normal" officeooo:rsid="00345e35" style:font-style-asian="normal" style:font-style-complex="normal"/>
    </style:style>
    <style:style style:name="T8" style:family="text">
      <style:text-properties fo:font-style="normal" officeooo:rsid="003866e7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b6c2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d92e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a9bd75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ee28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aad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38ac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ca2c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bcbd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40e3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4b17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55a2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9d96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6483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7a3a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d6d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092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cc0d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7fce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9f582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f658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0570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6a54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843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941c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06962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0c887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c284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e33f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ff05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1bea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26a9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5fc2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64f3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officeooo:rsid="00a4d55b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a9bd75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a772a0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b9e6af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0d92e4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0efcf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19f582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a7c3a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310ca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3e624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24f0e0" style:font-style-asian="normal" style:font-weight-asian="bold" style:font-style-complex="normal" style:font-weight-complex="bold"/>
    </style:style>
    <style:style style:name="T54" style:family="text">
      <style:text-properties fo:font-style="italic" fo:font-weight="normal" officeooo:rsid="00069627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0c887b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0ee28a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2941c5" style:font-style-asian="italic" style:font-weight-asian="normal" style:font-style-complex="italic" style:font-weight-complex="normal"/>
    </style:style>
    <style:style style:name="T58" style:family="text">
      <style:text-properties officeooo:rsid="0023533e"/>
    </style:style>
    <style:style style:name="T59" style:family="text">
      <style:text-properties officeooo:rsid="00ab31f5"/>
    </style:style>
    <style:style style:name="T60" style:family="text">
      <style:text-properties officeooo:rsid="00b2f64c"/>
    </style:style>
    <style:style style:name="T61" style:family="text">
      <style:text-properties style:language-complex="ar" style:country-complex="SA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a4d55b" style:font-weight-asian="bold" style:font-weight-complex="bold"/>
    </style:style>
    <style:style style:name="T64" style:family="text">
      <style:text-properties fo:font-weight="bold" officeooo:rsid="00069627" style:font-weight-asian="bold"/>
    </style:style>
    <style:style style:name="T65" style:family="text">
      <style:text-properties fo:font-weight="bold" officeooo:rsid="00c4f765" style:font-weight-asian="bold"/>
    </style:style>
    <style:style style:name="T66" style:family="text">
      <style:text-properties fo:font-weight="bold" officeooo:rsid="001264be" style:font-weight-asian="bold"/>
    </style:style>
    <style:style style:name="T67" style:family="text">
      <style:text-properties fo:font-weight="bold" officeooo:rsid="000b6c26" style:font-weight-asian="bold"/>
    </style:style>
    <style:style style:name="T68" style:family="text">
      <style:text-properties fo:font-weight="bold" officeooo:rsid="000f233d" style:font-weight-asian="bold"/>
    </style:style>
    <style:style style:name="T69" style:family="text">
      <style:text-properties fo:font-weight="bold" officeooo:rsid="00c94185" style:font-weight-asian="bold"/>
    </style:style>
    <style:style style:name="T70" style:family="text">
      <style:text-properties style:use-window-font-color="true" fo:font-style="normal" fo:font-weight="normal" officeooo:rsid="0026a54c" fo:background-color="transparent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tyle="normal" fo:font-weight="normal" officeooo:rsid="00a9bd75" fo:background-color="transparent" style:font-style-asian="normal" style:font-weight-asian="normal" style:font-style-complex="normal" style:font-weight-complex="normal"/>
    </style:style>
    <style:style style:name="T72" style:family="text">
      <style:text-properties style:use-window-font-color="true" fo:font-style="normal" fo:font-weight="normal" officeooo:rsid="00284328" fo:background-color="transparent" style:font-style-asian="normal" style:font-weight-asian="normal" style:font-style-complex="normal" style:font-weight-complex="normal"/>
    </style:style>
    <style:style style:name="T73" style:family="text">
      <style:text-properties style:use-window-font-color="true" fo:font-style="normal" fo:font-weight="normal" officeooo:rsid="002b1bec" fo:background-color="transparent" style:font-style-asian="normal" style:font-weight-asian="normal" style:font-style-complex="normal" style:font-weight-complex="normal"/>
    </style:style>
    <style:style style:name="T74" style:family="text">
      <style:text-properties style:use-window-font-color="true" fo:font-style="normal" fo:font-weight="normal" officeooo:rsid="002c2847" fo:background-color="transparent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tyle="normal" fo:font-weight="normal" officeooo:rsid="000ee28a" fo:background-color="transparent" style:font-style-asian="normal" style:font-weight-asian="normal" style:font-style-complex="normal" style:font-weight-complex="normal"/>
    </style:style>
    <style:style style:name="T76" style:family="text">
      <style:text-properties style:use-window-font-color="true" fo:font-style="normal" fo:font-weight="normal" officeooo:rsid="0037d961" fo:background-color="transparent" style:font-style-asian="normal" style:font-weight-asian="normal" style:font-style-complex="normal" style:font-weight-complex="normal"/>
    </style:style>
    <style:style style:name="T77" style:family="text">
      <style:text-properties officeooo:rsid="00b9e6af"/>
    </style:style>
    <style:style style:name="T78" style:family="text">
      <style:text-properties officeooo:rsid="00138ac0"/>
    </style:style>
    <style:style style:name="T79" style:family="text">
      <style:text-properties officeooo:rsid="0059187f"/>
    </style:style>
    <style:style style:name="T80" style:family="text">
      <style:text-properties officeooo:rsid="005a5e50"/>
    </style:style>
    <style:style style:name="T81" style:family="text">
      <style:text-properties fo:color="#000000" fo:font-style="normal" fo:font-weight="normal" officeooo:rsid="0017d6da" style:font-style-asian="normal" style:font-weight-asian="normal" style:font-style-complex="normal" style:font-weight-complex="normal"/>
    </style:style>
    <style:style style:name="T82" style:family="text">
      <style:text-properties fo:color="#000000" fo:font-style="normal" fo:font-weight="normal" officeooo:rsid="0017fcec" style:font-style-asian="normal" style:font-weight-asian="normal" style:font-style-complex="normal" style:font-weight-complex="normal"/>
    </style:style>
    <style:style style:name="T83" style:family="text">
      <style:text-properties fo:color="#000000" fo:font-style="normal" fo:font-weight="normal" officeooo:rsid="00205704" style:font-style-asian="normal" style:font-weight-asian="normal" style:font-style-complex="normal" style:font-weight-complex="normal"/>
    </style:style>
    <style:style style:name="T84" style:family="text">
      <style:text-properties fo:color="#000000" fo:font-style="normal" fo:font-weight="normal" officeooo:rsid="0019f582" style:font-style-asian="normal" style:font-weight-asian="normal" style:font-style-complex="normal" style:font-weight-complex="normal"/>
    </style:style>
    <style:style style:name="T85" style:family="text">
      <style:text-properties fo:color="#000000" fo:font-style="normal" fo:font-weight="normal" officeooo:rsid="00155a2b" style:font-style-asian="normal" style:font-weight-asian="normal" style:font-style-complex="normal" style:font-weight-complex="normal"/>
    </style:style>
    <style:style style:name="T86" style:family="text">
      <style:text-properties fo:color="#000000" fo:font-style="normal" fo:font-weight="normal" officeooo:rsid="0020b358" style:font-style-asian="normal" style:font-weight-asian="normal" style:font-style-complex="normal" style:font-weight-complex="normal"/>
    </style:style>
    <style:style style:name="T87" style:family="text">
      <style:text-properties fo:color="#000000" fo:font-style="normal" fo:font-weight="normal" officeooo:rsid="00218826" style:font-style-asian="normal" style:font-weight-asian="normal" style:font-style-complex="normal" style:font-weight-complex="normal"/>
    </style:style>
    <style:style style:name="T88" style:family="text">
      <style:text-properties officeooo:rsid="001a7c3a"/>
    </style:style>
    <style:style style:name="T89" style:family="text">
      <style:text-properties officeooo:rsid="001bd7ca"/>
    </style:style>
    <style:style style:name="T90" style:family="text">
      <style:text-properties officeooo:rsid="001f0fd9"/>
    </style:style>
    <style:style style:name="T91" style:family="text">
      <style:text-properties officeooo:rsid="002eeec1"/>
    </style:style>
    <style:style style:name="T92" style:family="text">
      <style:text-properties officeooo:rsid="00b2423a"/>
    </style:style>
    <style:style style:name="T93" style:family="text">
      <style:text-properties officeooo:rsid="00b6b5b6"/>
    </style:style>
    <style:style style:name="T94" style:family="text">
      <style:text-properties officeooo:rsid="00be458b"/>
    </style:style>
    <style:style style:name="T95" style:family="text">
      <style:text-properties officeooo:rsid="0026a54c"/>
    </style:style>
    <style:style style:name="T96" style:family="text">
      <style:text-properties officeooo:rsid="00284328"/>
    </style:style>
    <style:style style:name="T97" style:family="text">
      <style:text-properties officeooo:rsid="002d186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Emphasis"><text:span text:style-name="T48">Digital Design </text:span></text:span><text:span text:style-name="Emphasis"><text:span text:style-name="T52">Methods</text:span></text:span><text:span text:style-name="Emphasis"><text:span text:style-name="T48">: Open computing </text:span></text:span><text:span text:style-name="Emphasis"><text:span text:style-name="T51">for </text:span></text:span><text:span text:style-name="Emphasis"><text:span text:style-name="T53">critical </text:span></text:span><text:span text:style-name="Emphasis"><text:span text:style-name="T51">simulations in</text:span></text:span><text:span text:style-name="Emphasis"><text:span text:style-name="T48"> architecture</text:span></text:span></text:p>
      <text:p text:style-name="PL-SubHeading"><text:span text:style-name="Emphasis">Research </text:span><text:span text:style-name="Emphasis">Question</text:span></text:p>
      <text:p text:style-name="P5"><text:span text:style-name="Emphasis"><text:span text:style-name="T14">My</text:span></text:span><text:span text:style-name="Emphasis"><text:span text:style-name="T9"> research is concerned with defining an alternative form of ‘open-source’ architectural practice of computational methods. How can critical approaches to computing inform a practice of architecture that is defined by such methods, rather than one that only is composed of tools? </text:span></text:span><text:span text:style-name="Emphasis"><text:span text:style-name="T29">How can such a practice address the question of access to complex computer technology within architectural design processes?</text:span></text:span></text:p>
      <text:p text:style-name="PL-SubHeading"><text:span text:style-name="Emphasis">Research Aims</text:span></text:p>
      <text:list xml:id="list892394860998682045" text:style-name="L1">
        <text:list-item>
          <text:p text:style-name="P11">To define an ecology of digital techniques, that <text:span text:style-name="T90">includes</text:span> the physical consequences of virtual technologies</text:p>
        </text:list-item>
        <text:list-item>
          <text:p text:style-name="P11">To engage with computational design as a democratic and participatory tool</text:p>
        </text:list-item>
        <text:list-item>
          <text:p text:style-name="P11">To develop <text:span text:style-name="T90">new </text:span>open source computer techniques to <text:span text:style-name="T90">counter closed models of</text:span> spatial <text:span text:style-name="T90">simulation in architectural design</text:span></text:p>
        </text:list-item>
      </text:list>
      <text:p text:style-name="PL-SubHeading"><text:span text:style-name="Emphasis">Theoretical Context</text:span></text:p>
      <text:p text:style-name="P7"><text:span text:style-name="Emphasis"><text:span text:style-name="T14">My</text:span></text:span><text:span text:style-name="Emphasis"><text:span text:style-name="T9"> work </text:span></text:span><text:span text:style-name="Emphasis"><text:span text:style-name="T14">is</text:span></text:span><text:span text:style-name="Emphasis"><text:span text:style-name="T9"> framed by contemporary feminist theories of situated knowledge with regard to the broad question of science practice and its societal implications [Haraway, Braidotti] and the more specific issue of historical narrative of computing that has lead to alternate formations such of terms such as cyborgs [Haraway] and post-humans [Hayles]. Within th</text:span></text:span><text:span text:style-name="Emphasis"><text:span text:style-name="T14">is</text:span></text:span><text:span text:style-name="Emphasis"><text:span text:style-name="T9"> context of the ideas of situated knowledge is my intention to 're-rehabilitate' <text:s/>now discarded ideas/ technology/ code </text:span></text:span><text:span text:style-name="Emphasis"><text:span text:style-name="T14">surrounding computational design and to </text:span></text:span><text:span text:style-name="Emphasis"><text:span text:style-name="T9">explore the alternative uses that they suggest within </text:span></text:span><text:span text:style-name="Emphasis"><text:span text:style-name="T14">a new practice of </text:span></text:span><text:span text:style-name="Emphasis"><text:span text:style-name="T9">architectur</text:span></text:span><text:span text:style-name="Emphasis"><text:span text:style-name="T14">e</text:span></text:span><text:span text:style-name="Emphasis"><text:span text:style-name="T9">. </text:span></text:span></text:p>
      <text:p text:style-name="P7"><text:span text:style-name="Emphasis"><text:span text:style-name="T9">I not only want 'recycle' the algorithms themselves, but include them into a new, expanded idea of 'open source', that retains a focus on access to computational technology, but that also incorporates way of democratising the knowledge (and its means of production) of the 'scientific' concepts relating to emergence – an open source' approach that is about both 'skills' and 'knowledges'.</text:span></text:span></text:p>
      <text:p text:style-name="P12"><text:span text:style-name="Emphasis"><text:span text:style-name="T83">More broadly, the question of computational science is addressed though t</text:span></text:span><text:span text:style-name="Emphasis"><text:span text:style-name="T83">he </text:span></text:span><text:span text:style-name="Emphasis"><text:span text:style-name="T83">o</text:span></text:span><text:span text:style-name="Emphasis"><text:span text:style-name="T84">ntological and epistemological significance of </text:span></text:span><text:span text:style-name="Emphasis"><text:span text:style-name="T83">the concept of </text:span></text:span><text:span text:style-name="Emphasis"><text:span text:style-name="T84">e</text:span></text:span><text:span text:style-name="Emphasis"><text:span text:style-name="T85">mergenc</text:span></text:span><text:span text:style-name="Emphasis"><text:span text:style-name="T87">e </text:span></text:span><text:span text:style-name="Emphasis"><text:span text:style-name="T85">[</text:span></text:span><text:span text:style-name="Emphasis"><text:span text:style-name="T84">Deleuze, </text:span></text:span><text:span text:style-name="Emphasis"><text:span text:style-name="T85">De Landa</text:span></text:span><text:span text:style-name="Emphasis"><text:span text:style-name="T86">] and </text:span></text:span><text:span text:style-name="Emphasis"><text:span text:style-name="T87">the science of </text:span></text:span><text:span text:style-name="Emphasis"><text:span text:style-name="T86">quantum physics [</text:span></text:span><text:span text:style-name="Emphasis"><text:span text:style-name="T85">Prigogine, Barad]. </text:span></text:span><text:span text:style-name="Emphasis"><text:span text:style-name="T86">Terms such as 'measure' and 'value', so common in computing, are re-conceptualized to reflect the significance of these strands of scientific research, both in terms of what and how we can measure.</text:span></text:span></text:p>
      <text:p text:style-name="P7"><text:span text:style-name="Emphasis"><text:span text:style-name="T9">I will <text:s/>place this within <text:s/>a new form of ‘Digital Ecologies’ [Guattari, Bateson], formed from the consequences – knowledge, material, environment, bodies, politics, technologies, economies - of the current paradigm of ‘technological transience’ [Gabrys].</text:span></text:span></text:p>
      <text:p text:style-name="PL-SubHeading"><text:span text:style-name="Emphasis">Princ</text:span><text:span text:style-name="Emphasis"><text:span text:style-name="T89">i</text:span></text:span><text:span text:style-name="Emphasis">ple </text:span><text:span text:style-name="Emphasis"><text:span text:style-name="T88">T</text:span></text:span><text:span text:style-name="Emphasis">hemes</text:span></text:p>
      <text:p text:style-name="P12"><text:span text:style-name="Emphasis"><text:span text:style-name="T14">Using these theoretical strands, my PhD focuses more specifically on three particular aspects of computing that are linked through the historical construction of contemporary understanding of what constitutes computational technology – algorithms, interface and simulation –</text:span></text:span><text:span text:style-name="Emphasis"><text:span text:style-name="T15"> and I am currently undertaking case studies and projects structured under these topics.</text:span></text:span></text:p>
      <text:p text:style-name="PL-Paragraph"><text:span text:style-name="Emphasis"><text:span text:style-name="T49">A</text:span></text:span><text:span text:style-name="Emphasis"><text:span text:style-name="T43">lgorithm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an explicit records of </text:span></text:span><text:span text:style-name="Emphasis"><text:span text:style-name="T46">critical </text:span></text:span><text:span text:style-name="Emphasis"><text:span text:style-name="T45">process</text:span></text:span><text:span text:style-name="Emphasis"><text:span text:style-name="T46">es</text:span></text:span></text:p>
      <text:p text:style-name="P8"><text:span text:style-name="T79">Algorithms are crucial to both software engineering and computer science. But in each case, they operate in different ways. In computer science, they are seen in abstract, as a description of the tasks to be carried out, whereas in software design they are more practical - <text:s/>through a programming language, <text:s/>algorithms do things. </text:span><text:span text:style-name="T78">But this </text:span><text:span text:style-name="T79">conflict is in fact a conflation. Whilst there is a formal separation between an algorithm and the data that </text:span><text:span text:style-name="T77">i</text:span><text:span text:style-name="T79">t requires to execute its tasks, the relationship between the two is such that an algorithm stripped of its data </text:span><text:span text:style-name="T80"><text:s/></text:span><text:span text:style-name="T79">– i.e. it's context – is no longer an algorithm. Therefore, the algorithm as an abstract concept is problematic </text:span><text:span text:style-name="Emphasis"><text:span text:style-name="T17"><text:s/>–</text:span></text:span><text:span text:style-name="Emphasis"><text:span text:style-name="T16"> you cannot simply 'think algorithmically' </text:span></text:span><text:span text:style-name="Emphasis"><text:span text:style-name="T20">[Goffey]</text:span></text:span><text:span text:style-name="Emphasis"><text:span text:style-name="T16">. </text:span></text:span><text:span text:style-name="Emphasis"><text:span text:style-name="T15">B</text:span></text:span><text:span text:style-name="Emphasis"><text:span text:style-name="T12">ut you can 'act' </text:span></text:span><text:span text:style-name="Emphasis"><text:span text:style-name="T16">algorithmically</text:span></text:span><text:span text:style-name="Emphasis"><text:span text:style-name="T12">. </text:span></text:span><text:span text:style-name="Emphasis"><text:span text:style-name="T15">Algorithms </text:span></text:span><text:span text:style-name="Emphasis"><text:span text:style-name="T12">are ways of recording </text:span></text:span><text:span text:style-name="Emphasis"><text:span text:style-name="T18">and distributing </text:span></text:span><text:span text:style-name="Emphasis"><text:span text:style-name="T12">action</text:span></text:span><text:span text:style-name="Emphasis"><text:span text:style-name="T18">s</text:span></text:span><text:span text:style-name="Emphasis"><text:span text:style-name="T12"> as well as communicating </text:span></text:span><text:span text:style-name="Emphasis"><text:span text:style-name="T18">them.</text:span></text:span></text:p>
      <text:p text:style-name="PL-Paragraph"><text:soft-page-break/><text:span text:style-name="Emphasis"><text:span text:style-name="T49">I</text:span></text:span><text:span text:style-name="Emphasis"><text:span text:style-name="T43">nterface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ocial </text:span></text:span><text:span text:style-name="Emphasis"><text:span text:style-name="T45">models of involvement</text:span></text:span></text:p>
      <text:p text:style-name="P9"><text:span text:style-name="Emphasis"><text:span text:style-name="T19">Interface, and specifically the GUI, is what commonly <text:s/>marks the difference between 'code' and 'software'. </text:span></text:span><text:span text:style-name="Emphasis"><text:span text:style-name="T20">However, the knowledge of the user blurs this apparently clear distinction. Furthermore, </text:span></text:span><text:span text:style-name="Strong_20_Emphasis"><text:span text:style-name="T21"><text:s/>'Human Computer Interaction' (HCI) operates through an over simplification of feedback mechanisms </text:span></text:span><text:span text:style-name="Strong_20_Emphasis"><text:span text:style-name="T20">of </text:span></text:span><text:span text:style-name="Strong_20_Emphasis"><text:span text:style-name="T21"><text:s/>'stimulus' and 'response' </text:span></text:span><text:span text:style-name="Strong_20_Emphasis"><text:span text:style-name="T20">and as such, designing</text:span></text:span><text:span text:style-name="Strong_20_Emphasis"><text:span text:style-name="T21"> with a </text:span></text:span><text:span text:style-name="Strong_20_Emphasis"><text:span text:style-name="T20">(mythical) </text:span></text:span><text:span text:style-name="Strong_20_Emphasis"><text:span text:style-name="T21">'typical' user in mind </text:span></text:span><text:span text:style-name="Strong_20_Emphasis"><text:span text:style-name="T20">that is both empowered and made invisible [Fuller]. </text:span></text:span><text:span text:style-name="Strong_20_Emphasis"><text:span text:style-name="T22">Software interface is more usefully understood as </text:span></text:span><text:span text:style-name="Strong_20_Emphasis"><text:span text:style-name="T23">social </text:span></text:span><text:span text:style-name="Strong_20_Emphasis"><text:span text:style-name="T22">models of involvement within the complex processes that sit behind the screen.</text:span></text:span></text:p>
      <text:p text:style-name="PL-Paragraph"><text:span text:style-name="Emphasis"><text:span text:style-name="T49">S</text:span></text:span><text:span text:style-name="Emphasis"><text:span text:style-name="T43">imulation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peculative </text:span></text:span><text:span text:style-name="Emphasis"><text:span text:style-name="T45">open experiments</text:span></text:span></text:p>
      <text:p text:style-name="P10"><text:span text:style-name="Strong_20_Emphasis"><text:span text:style-name="T24">Simulation is intertwined with both the historical development of computational technology and science and a wider understanding of its potential uses. Cybernetics, and the subsequent research into Artificial Intelligence is indicative of this duality. The architecture of a computer memory is a simulation of the human brain that the computer then seeks to further simulate through (algorithmic) techniques such as neural networks </text:span></text:span><text:span text:style-name="Strong_20_Emphasis"><text:span text:style-name="T81">[</text:span></text:span><text:span text:style-name="Strong_20_Emphasis"><text:span text:style-name="T82">Slack</text:span></text:span><text:span text:style-name="Strong_20_Emphasis"><text:span text:style-name="T81">]</text:span></text:span><text:span text:style-name="Strong_20_Emphasis"><text:span text:style-name="T24">. Simulation represents that potentials and dangers of computational technology. <text:s/></text:span></text:span><text:span text:style-name="Strong_20_Emphasis"><text:span text:style-name="T25">They </text:span></text:span><text:span text:style-name="Strong_20_Emphasis"><text:span text:style-name="T26">risk </text:span></text:span><text:span text:style-name="Strong_20_Emphasis"><text:span text:style-name="T25">tak</text:span></text:span><text:span text:style-name="Strong_20_Emphasis"><text:span text:style-name="T26">ing</text:span></text:span><text:span text:style-name="Strong_20_Emphasis"><text:span text:style-name="T25"> the simplified abstraction of the complexity of the world and return it as it's underlying structure </text:span></text:span><text:span text:style-name="Strong_20_Emphasis"><text:span text:style-name="T24">[Hayles, Harraway, Latour]. Furthermore, our ability to contest the conclusions of complex simulation is limited by access to both hardware, through the difference between elite and personal computing power [Eglash] and software, through </text:span></text:span><text:span text:style-name="Strong_20_Emphasis"><text:span text:style-name="T27">commercial</text:span></text:span><text:span text:style-name="Strong_20_Emphasis"><text:span text:style-name="T24"> dominance </text:span></text:span><text:span text:style-name="Strong_20_Emphasis"><text:span text:style-name="T27">and control.</text:span></text:span><text:span text:style-name="Strong_20_Emphasis"><text:span text:style-name="T24"> </text:span></text:span></text:p>
      <text:p text:style-name="P18"><text:span text:style-name="Emphasis"><text:span text:style-name="T9">- - - - - - - - - - - - - - - - - - - - - - - - - - - - - - - - - - - - - - - - - - - - - - - - - - - - - - - - - - - - - - - - - - - - - - </text:span></text:span></text:p>
      <text:p text:style-name="PL-Heading"><text:span text:style-name="T8">Ongoing</text:span><text:span text:style-name="T4"> c</text:span><text:span text:style-name="T2">ase studies </text:span><text:span text:style-name="T3">&amp; </text:span><text:span text:style-name="T5">p</text:span><text:span text:style-name="T3">rojects</text:span></text:p>
      <text:p text:style-name="P20"><text:span text:style-name="Emphasis"><text:span text:style-name="T49">A</text:span></text:span><text:span text:style-name="Emphasis"><text:span text:style-name="T43">lgorithm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an explicit records of </text:span></text:span><text:span text:style-name="Emphasis"><text:span text:style-name="T46">critical </text:span></text:span><text:span text:style-name="Emphasis"><text:span text:style-name="T45">process</text:span></text:span><text:span text:style-name="Emphasis"><text:span text:style-name="T46">es</text:span></text:span></text:p>
      <text:p text:style-name="P3">Tactile programming: <text:span text:style-name="T61">'Material Computing' For Architectural Design </text:span></text:p>
      <text:p text:style-name="P13"><text:span text:style-name="Emphasis"><text:span text:style-name="T31">'</text:span></text:span><text:span text:style-name="Emphasis"><text:span text:style-name="T12">Tactile programming</text:span></text:span><text:span text:style-name="Emphasis"><text:span text:style-name="T31">'</text:span></text:span><text:span text:style-name="Emphasis"><text:span text:style-name="T12"> is</text:span></text:span><text:span text:style-name="Emphasis"><text:span text:style-name="T31"> the title of a workshop that I Have taught at the School of Architecture, University of Sheffield over the past 6 years. </text:span></text:span><text:span text:style-name="T95">T</text:span>he <text:span text:style-name="T58">purpose of the </text:span>workshop has <text:span text:style-name="T58">been</text:span> to challenge <text:span text:style-name="T95">the common narratives</text:span><text:span text:style-name="T92"> </text:span>of <text:span text:style-name="T59">computational design in </text:span><text:span text:style-name="T95">architecture</text:span><text:span text:style-name="T59"> and</text:span> <text:span text:style-name="T58">specifically </text:span><text:span text:style-name="T60">that of</text:span><text:span text:style-name="T58"> </text:span><text:span text:style-name="T93">'</text:span><text:span text:style-name="T58">parametrics</text:span><text:span text:style-name="T93">'</text:span><text:span text:style-name="T58"> </text:span><text:span text:style-name="T93">by adopting</text:span><text:span text:style-name="T58"> physical modelling techniques </text:span><text:span text:style-name="T93">in</text:span><text:span text:style-name="T60"> place of</text:span><text:span text:style-name="T58"> the </text:span><text:span text:style-name="T95">kinds of </text:span><text:span text:style-name="T93">software</text:span><text:span text:style-name="T58"> more commonly seen in the field. </text:span>The workshop was undertaken du<text:span text:style-name="T91">r</text:span>ing the mid-point of <text:span text:style-name="T94">Masters</text:span> level student projects and marked the transitory point <text:span text:style-name="T94">from</text:span> data collection and diagramming, to the exploration of it's spatial consequences. <text:span text:style-name="T96">Students were asked to make physical models of their project data, and use the models as a way of exploring alternate design possibilities and scenarios.</text:span></text:p>
      <text:p text:style-name="P13"><text:span text:style-name="Emphasis"><text:span text:style-name="T70">'</text:span></text:span><text:span text:style-name="Emphasis"><text:span text:style-name="T71">Tactile programming</text:span></text:span><text:span text:style-name="Emphasis"><text:span text:style-name="T70">'</text:span></text:span><text:span text:style-name="Emphasis"><text:span text:style-name="T71"> is</text:span></text:span><text:span text:style-name="Emphasis"><text:span text:style-name="T70"> </text:span></text:span><text:span text:style-name="Emphasis"><text:span text:style-name="T71">about the extent to which you engage with <text:s/>algorithms as both a means of recording </text:span></text:span><text:span text:style-name="Emphasis"><text:span text:style-name="T72">and communicating action</text:span></text:span><text:span text:style-name="Emphasis"><text:span text:style-name="T71">.</text:span></text:span></text:p>
      <text:p text:style-name="P13"><text:span text:style-name="T32">&gt; This was</text:span><text:span text:style-name="T13"> presented at </text:span><text:span text:style-name="T56">'Facts and Fictions'</text:span><text:span text:style-name="T13"> 10th Annual AHRA Research Student Symposium, Sweden, May 2013</text:span></text:p>
      <text:p text:style-name="PL-SubHeading"><text:span text:style-name="Emphasis"><text:span text:style-name="T50">I</text:span></text:span><text:span text:style-name="Emphasis"><text:span text:style-name="T43">nterface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ocial </text:span></text:span><text:span text:style-name="Emphasis"><text:span text:style-name="T45">models of involvement</text:span></text:span></text:p>
      <text:p text:style-name="P6"><text:span text:style-name="T47">Branch, Merge, Commit: New forms of Open Source for Designing With BIM</text:span><text:span text:style-name="T11"> </text:span></text:p>
      <text:p text:style-name="P14"><text:span text:style-name="T33">This is a case study of a piece of </text:span><text:span text:style-name="T37">versioning </text:span><text:span text:style-name="T33">software </text:span><text:span text:style-name="T37">- </text:span><text:span text:style-name="T33">GitHub </text:span><text:span text:style-name="T37">-</text:span><text:span text:style-name="T33"> that is commonly used the open source software development community and offers potential for developing a critical method of open source design for architects. </text:span><text:span text:style-name="T34">I </text:span><text:span text:style-name="T33">have taken</text:span><text:span text:style-name="T34"> three modes that are characteristic of BIM work flows - </text:span><text:span text:style-name="T54">collaborative, concurrent and continuous</text:span><text:span text:style-name="T34"> – and </text:span><text:span text:style-name="T10">explore them using the terminology and action</text:span><text:span text:style-name="T35">s</text:span><text:span text:style-name="T10"> </text:span><text:span text:style-name="T35">associated with</text:span><text:span text:style-name="T10"> versioning software</text:span><text:span text:style-name="T34"> –</text:span><text:span text:style-name="T35"> </text:span><text:span text:style-name="T55">commit, branch and merge</text:span><text:span text:style-name="T35">. <text:s/></text:span></text:p>
      <text:p text:style-name="P3">Collaborative Behaviour (Commit) - part<text:span text:style-name="T97">s</text:span>, component<text:span text:style-name="T97">s</text:span>, assembl<text:span text:style-name="T97">ies</text:span></text:p>
      <text:p text:style-name="P16"><text:span text:style-name="T65">Concurrent </text:span><text:span text:style-name="T66">Behaviour </text:span><text:span text:style-name="T67">(Branch) </text:span><text:span text:style-name="T68">- Many</text:span><text:span text:style-name="T69"> </text:span><text:span text:style-name="T64">version</text:span><text:span text:style-name="T68">s</text:span></text:p>
      <text:p text:style-name="P16"><text:span text:style-name="T62">C</text:span><text:span text:style-name="Strong_20_Emphasis">ontinuous Behaviour (Merge) – Authorship</text:span></text:p>
      <text:p text:style-name="PL-Paragraph"><text:span text:style-name="Strong_20_Emphasis"/></text:p>
      <text:p text:style-name="P15"><text:span text:style-name="T73">As part of this case study, I have published my ongoing PhD work on GitHub </text:span><text:span text:style-name="T74">and will use this as platform to investigate the above ideas</text:span><text:span text:style-name="T75">, </text:span><text:span text:style-name="T76">particularly</text:span><text:span text:style-name="T74"> that of authorship.</text:span></text:p>
      <text:p text:style-name="P13"><text:span text:style-name="T32">&gt; This </text:span><text:span text:style-name="T36">work </text:span><text:span text:style-name="T32">will</text:span><text:span text:style-name="T13"> be presented at </text:span><text:span text:style-name="T56">'Pedagogy meets Big Data and BIM' Conference,</text:span><text:span text:style-name="T13"> The Bartlett, UCL, </text:span><text:soft-page-break/><text:span text:style-name="T13">London, June 201</text:span><text:span text:style-name="T40">3.</text:span></text:p>
      <text:p text:style-name="PL-SubHeading"><text:span text:style-name="Emphasis"><text:span text:style-name="T49">S</text:span></text:span><text:span text:style-name="Emphasis"><text:span text:style-name="T43">imulation</text:span></text:span><text:span text:style-name="Emphasis"><text:span text:style-name="T44">s </text:span></text:span><text:span text:style-name="Emphasis"><text:span text:style-name="T43"><text:s/>–</text:span></text:span><text:span text:style-name="Emphasis"><text:span text:style-name="T45"> as </text:span></text:span><text:span text:style-name="Emphasis"><text:span text:style-name="T46">speculative </text:span></text:span><text:span text:style-name="Emphasis"><text:span text:style-name="T45">open experiments</text:span></text:span></text:p>
      <text:p text:style-name="P4"><text:span text:style-name="T7">environmental </text:span><text:span text:style-name="T1">'</text:span><text:span text:style-name="T2">simBot</text:span><text:span text:style-name="T1">' –</text:span><text:span text:style-name="T6"> mechanisms of feedback for design and simulation</text:span></text:p>
      <text:p text:style-name="P17"><text:span text:style-name="T38">This project is about building a</text:span><text:span text:style-name="T13"> </text:span><text:span text:style-name="T11">prototype tool for critical engagement in spatial simulation. </text:span><text:span text:style-name="T39">The</text:span><text:span text:style-name="T38"> initial </text:span><text:span text:style-name="T39">purpose</text:span><text:span text:style-name="T38"> is to make a satire of A</text:span><text:span text:style-name="T39">I</text:span><text:span text:style-name="T38"> </text:span><text:span text:style-name="T39">and cybernetic feedback</text:span><text:span text:style-name="T38"> by creating a 'bot' that is able to 'read', 'understand' and 'comment' on the </text:span><text:span text:style-name="T39">work </text:span><text:span text:style-name="T38">of students participating in a (separate) </text:span><text:span text:style-name="T39">environmental </text:span><text:span text:style-name="T38">simulation workshop. </text:span><text:span text:style-name="T39">T</text:span><text:span text:style-name="T38">hey will be using Energy Plus </text:span><text:span text:style-name="T39">to solve a specific design problem and t</text:span><text:span text:style-name="T38">he 'bot' will provide 'live' feedback on the progress of the students. The 'bot' will provide </text:span><text:span text:style-name="T39">a </text:span><text:span text:style-name="T38">subversive commentary and </text:span><text:span text:style-name="T39">an </text:span><text:span text:style-name="T38">alternative </text:span><text:span text:style-name="T39">representation</text:span><text:span text:style-name="T38"> of the data provided by the simulation software </text:span><text:span text:style-name="T39">with intention of encouraging the students to challenge their preconceived ideas around precision and interpretation in simulation.</text:span></text:p>
      <text:p text:style-name="P19"><text:span text:style-name="T41">My intention is to take this prototype and develop into a series different 'cyborg-tools', at different scales, as a way mediating architectural designers interactions with existing computational technologies of simulation. </text:span><text:span text:style-name="T42">These 'cyborg-tools' will form the basis of my ongoing PhD research.</text:span></text:p>
      <text:p text:style-name="P13"><text:span text:style-name="T41">'simBot' t</text:span><text:span text:style-name="T13">o be </text:span><text:span text:style-name="T38">tested</text:span><text:span text:style-name="T13"> at </text:span><text:span text:style-name="T56">Environmental Simulation Workshop</text:span><text:span text:style-name="T13"> School of Architecture, University of Sheffield, July 2013.</text:span></text:p>
      <text:p text:style-name="P1"><text:span text:style-name="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Mangal1" svg:font-family="Mangal"/>
    <style:font-face style:name="OpenSymbol" svg:font-family="OpenSymbol"/>
    <style:font-face style:name="Arial1" svg:font-family="Arial" style:font-family-generic="roman"/>
    <style:font-face style:name="Arial3" svg:font-family="Arial" style:font-family-generic="system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SubHeading" style:family="paragraph" style:parent-style-name="Standard" style:class="text">
      <style:paragraph-properties fo:margin-left="0cm" fo:margin-right="0cm" fo:margin-top="0.3cm" fo:margin-bottom="0.199cm" style:contextual-spacing="false" fo:line-height="100%" fo:text-indent="0cm" style:auto-text-indent="false" fo:background-color="transparent">
        <style:background-image/>
      </style:paragraph-properties>
      <style:text-properties fo:font-weight="bold" officeooo:rsid="004177f9" style:font-size-asian="10.5pt"/>
    </style:style>
    <style:style style:name="PL-Heading" style:family="paragraph" style:parent-style-name="Standard" style:class="text">
      <style:paragraph-properties fo:margin-left="0cm" fo:margin-right="0cm" fo:margin-top="0cm" fo:margin-bottom="0.3cm" style:contextual-spacing="false" fo:text-indent="0cm" style:auto-text-indent="false" fo:background-color="transparent">
        <style:background-image/>
      </style:paragraph-properties>
      <style:text-properties style:font-name="Times New Roman1" fo:font-size="18pt" style:text-underline-style="dotted" style:text-underline-width="auto" style:text-underline-color="font-color" fo:font-weight="bold" officeooo:rsid="003be221" fo:background-color="#ffff00" style:font-size-asian="20pt" style:font-weight-asian="bold" style:font-size-complex="2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17:54:50.56</meta:creation-date>
    <dc:date>2013-06-01T20:18:34.09</dc:date>
    <meta:editing-duration>PT2H22M44S</meta:editing-duration>
    <meta:editing-cycles>48</meta:editing-cycles>
    <meta:generator>LibreOffice/4.0.3.3$Windows_x86 LibreOffice_project/0eaa50a932c8f2199a615e1eb30f7ac74279539</meta:generator>
    <meta:document-statistic meta:table-count="0" meta:image-count="0" meta:object-count="0" meta:page-count="3" meta:paragraph-count="40" meta:word-count="1366" meta:character-count="8928" meta:non-whitespace-character-count="7563"/>
  </office:meta>
</office:document-meta>
</file>